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DC000000B654690A6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impletemplate-title">
      <style:graphic-properties draw:fill-color="#ffffff" draw:auto-grow-height="true" fo:min-height="5.664cm"/>
    </style:style>
    <style:style style:name="pr2" style:family="presentation" style:parent-style-name="simpletemplate-subtitle">
      <style:graphic-properties draw:fill-color="#ffffff" fo:min-height="11.523cm"/>
    </style:style>
    <style:style style:name="pr3" style:family="presentation" style:parent-style-name="simpletemplate-notes">
      <style:graphic-properties draw:fill-color="#ffffff" draw:auto-grow-height="true" fo:min-height="12.573cm"/>
    </style:style>
    <style:style style:name="pr4" style:family="presentation" style:parent-style-name="simpletemplate-notes">
      <style:graphic-properties draw:fill-color="#ffffff" fo:min-height="12.322cm"/>
    </style:style>
    <style:style style:name="pr5" style:family="presentation" style:parent-style-name="simpletemplate-title">
      <style:graphic-properties draw:fill-color="#ffffff" fo:min-height="5.413cm"/>
    </style:style>
    <style:style style:name="pr6" style:family="presentation" style:parent-style-name="simpletemplate-subtitle">
      <style:graphic-properties draw:fill-color="#ffffff" draw:auto-grow-height="true" fo:min-height="11.77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0cm" fo:margin-right="0cm" fo:text-align="start" fo:text-indent="0cm"/>
    </style:style>
    <style:style style:name="T1" style:family="text">
      <style:text-properties style:text-position="sub 58%"/>
    </style:style>
    <style:style style:name="T2" style:family="text">
      <style:text-properties style:text-position="sub 58%" fo:font-size="60pt"/>
    </style:style>
    <style:style style:name="T3" style:family="text">
      <style:text-properties fo:font-style="italic" fo:font-weight="normal"/>
    </style:style>
    <style:style style:name="T4" style:family="text">
      <style:text-properties fo:font-style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impletemplate" presentation:presentation-page-layout-name="AL1T0">
        <draw:frame presentation:style-name="pr1" draw:text-style-name="P1" draw:layer="layout" svg:width="25.199cm" svg:height="5.664cm" svg:x="1.4cm" svg:y="0.837cm" presentation:class="title">
          <draw:text-box>
            <text:p text:style-name="P1">ctypes</text:p>
          </draw:text-box>
        </draw:frame>
        <draw:frame presentation:style-name="pr2" draw:text-style-name="P1" draw:layer="layout" svg:width="25.199cm" svg:height="11.523cm" svg:x="1.4cm" svg:y="7.125cm" presentation:class="subtitle">
          <draw:text-box>
            <text:p text:style-name="P1">Direct access to happiness.dll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impletemplate" presentation:presentation-page-layout-name="AL1T0">
        <draw:frame presentation:style-name="pr1" draw:text-style-name="P1" draw:layer="layout" svg:width="25.199cm" svg:height="5.664cm" svg:x="1.4cm" svg:y="0.837cm" presentation:class="title">
          <draw:text-box>
            <text:p text:style-name="P1">Python will be faster</text:p>
          </draw:text-box>
        </draw:frame>
        <draw:frame presentation:style-name="pr2" draw:text-style-name="P1" draw:layer="layout" svg:width="25.199cm" svg:height="11.523cm" svg:x="1.4cm" svg:y="7.125cm" presentation:class="subtitle">
          <draw:text-box>
            <text:p text:style-name="P1">If you build it</text:p>
            <text:p text:style-name="P1"/>
            <text:p text:style-name="P1">We will switch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impletemplate" presentation:presentation-page-layout-name="AL1T0">
        <draw:frame presentation:style-name="pr1" draw:text-style-name="P1" draw:layer="layout" svg:width="25.199cm" svg:height="5.664cm" svg:x="1.4cm" svg:y="0.837cm" presentation:class="title">
          <draw:text-box>
            <text:p text:style-name="P1">Because it must</text:p>
          </draw:text-box>
        </draw:frame>
        <draw:frame presentation:style-name="pr2" draw:text-style-name="P1" draw:layer="layout" svg:width="25.199cm" svg:height="11.523cm" svg:x="1.4cm" svg:y="7.125cm" presentation:class="subtitle">
          <draw:text-box>
            <text:p text:style-name="P1">The language is basically fine</text:p>
            <text:p text:style-name="P1"/>
            <text:p text:style-name="P1">But we need speed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impletemplate" presentation:presentation-page-layout-name="AL1T0">
        <draw:frame presentation:style-name="pr1" draw:text-style-name="P1" draw:layer="layout" svg:width="25.199cm" svg:height="5.664cm" svg:x="1.4cm" svg:y="0.837cm" presentation:class="title">
          <draw:text-box>
            <text:p text:style-name="P1">Or PyPy will replace it</text:p>
          </draw:text-box>
        </draw:frame>
        <draw:frame presentation:style-name="pr2" draw:text-style-name="P1" draw:layer="layout" svg:width="25.199cm" svg:height="11.523cm" svg:x="1.4cm" svg:y="7.125cm" presentation:class="subtitle">
          <draw:text-box>
            <text:p text:style-name="P1">Or IronPython</text:p>
            <text:p text:style-name="P1"/>
            <text:p text:style-name="P1">Or OLPC-Python</text:p>
            <text:p text:style-name="P1"/>
            <text:p text:style-name="P1">Or Parrot</text:p>
            <text:p text:style-name="P1"/>
            <text:p text:style-name="P1">Or something else...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impletemplate" presentation:presentation-page-layout-name="AL1T0">
        <draw:frame presentation:style-name="pr5" draw:text-style-name="P1" draw:layer="layout" svg:width="25.199cm" svg:height="5.413cm" svg:x="1.4cm" svg:y="0.962cm" presentation:class="title">
          <draw:text-box>
            <text:p text:style-name="P1">(And no...)</text:p>
          </draw:text-box>
        </draw:frame>
        <draw:frame presentation:style-name="pr2" draw:text-style-name="P1" draw:layer="layout" svg:width="25.199cm" svg:height="11.523cm" svg:x="1.4cm" svg:y="7.125cm" presentation:class="subtitle">
          <draw:text-box>
            <text:p text:style-name="P1">We really don't care</text:p>
            <text:p text:style-name="P1"/>
            <text:p text:style-name="P1">about a new print syntax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impletemplate" presentation:presentation-page-layout-name="AL1T0">
        <draw:frame presentation:style-name="pr1" draw:text-style-name="P1" draw:layer="layout" svg:width="25.199cm" svg:height="5.664cm" svg:x="1.4cm" svg:y="0.837cm" presentation:class="title">
          <draw:text-box>
            <text:p text:style-name="P1">As Python accellerates</text:p>
          </draw:text-box>
        </draw:frame>
        <draw:frame presentation:style-name="pr2" draw:text-style-name="P1" draw:layer="layout" svg:width="25.199cm" svg:height="11.523cm" svg:x="1.4cm" svg:y="7.125cm" presentation:class="subtitle">
          <draw:text-box>
            <text:p text:style-name="P1">We can think about replacing C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impletemplate" presentation:presentation-page-layout-name="AL1T0">
        <draw:frame presentation:style-name="pr5" draw:layer="layout" svg:width="25.199cm" svg:height="5.413cm" svg:x="1.4cm" svg:y="0.962cm" presentation:class="title">
          <draw:text-box>
            <text:p text:style-name="P1">What are extensions for?</text:p>
          </draw:text-box>
        </draw:frame>
        <draw:frame presentation:style-name="pr2" draw:layer="layout" svg:width="25.199cm" svg:height="11.523cm" svg:x="1.4cm" svg:y="7.125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impletemplate" presentation:presentation-page-layout-name="AL1T0">
        <draw:frame presentation:style-name="pr5" draw:text-style-name="P1" draw:layer="layout" svg:width="25.199cm" svg:height="5.413cm" svg:x="1.4cm" svg:y="0.962cm" presentation:class="title">
          <draw:text-box>
            <text:p text:style-name="P1">Extensions were about</text:p>
          </draw:text-box>
        </draw:frame>
        <draw:frame presentation:style-name="pr2" draw:text-style-name="P1" draw:layer="layout" svg:width="25.199cm" svg:height="11.523cm" svg:x="1.4cm" svg:y="7.125cm" presentation:class="subtitle">
          <draw:text-box>
            <text:p text:style-name="P1">Speed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simpletemplate" presentation:presentation-page-layout-name="AL1T0">
        <draw:frame presentation:style-name="pr5" draw:text-style-name="P1" draw:layer="layout" svg:width="25.199cm" svg:height="5.413cm" svg:x="1.4cm" svg:y="0.962cm" presentation:class="title">
          <draw:text-box>
            <text:p text:style-name="P1">But also</text:p>
          </draw:text-box>
        </draw:frame>
        <draw:frame presentation:style-name="pr2" draw:text-style-name="P1" draw:layer="layout" svg:width="25.199cm" svg:height="11.523cm" svg:x="1.4cm" svg:y="7.125cm" presentation:class="subtitle">
          <draw:text-box>
            <text:p text:style-name="P1">Pre-written libraries of code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simpletemplate" presentation:presentation-page-layout-name="AL1T0">
        <draw:frame presentation:style-name="pr5" draw:text-style-name="P1" draw:layer="layout" svg:width="25.199cm" svg:height="5.413cm" svg:x="1.4cm" svg:y="0.962cm" presentation:class="title">
          <draw:text-box>
            <text:p text:style-name="P1">When s<text:span text:style-name="T1">Python</text:span> &gt; s<text:span text:style-name="T2">C</text:span></text:p>
          </draw:text-box>
        </draw:frame>
        <draw:frame presentation:style-name="pr2" draw:text-style-name="P1" draw:layer="layout" svg:width="25.199cm" svg:height="11.523cm" svg:x="1.4cm" svg:y="7.125cm" presentation:class="subtitle">
          <draw:text-box>
            <text:p text:style-name="P1">Soon now!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simpletemplate" presentation:presentation-page-layout-name="AL1T0">
        <draw:frame presentation:style-name="pr1" draw:text-style-name="P1" draw:layer="layout" svg:width="25.199cm" svg:height="5.664cm" svg:x="1.4cm" svg:y="0.837cm" presentation:class="title">
          <draw:text-box>
            <text:p text:style-name="P1">We still need</text:p>
          </draw:text-box>
        </draw:frame>
        <draw:frame presentation:style-name="pr6" draw:text-style-name="P1" draw:layer="layout" svg:width="25.199cm" svg:height="11.774cm" svg:x="1.4cm" svg:y="7cm" presentation:class="subtitle">
          <draw:text-box>
            <text:p text:style-name="P1">Access to pre-written libraries of code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simpletemplate" presentation:presentation-page-layout-name="AL1T0">
        <draw:frame presentation:style-name="pr5" draw:text-style-name="P1" draw:layer="layout" svg:width="25.199cm" svg:height="5.413cm" svg:x="1.4cm" svg:y="0.962cm" presentation:class="title">
          <draw:text-box>
            <text:p text:style-name="P1">Bonus Points</text:p>
          </draw:text-box>
        </draw:frame>
        <draw:frame presentation:style-name="pr2" draw:text-style-name="P1" draw:layer="layout" svg:width="25.199cm" svg:height="11.523cm" svg:x="1.4cm" svg:y="7.125cm" presentation:class="subtitle">
          <draw:text-box>
            <text:p text:style-name="P1">Make access help optimis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simpletemplate" presentation:presentation-page-layout-name="AL1T0">
        <draw:frame presentation:style-name="pr5" draw:text-style-name="P1" draw:layer="layout" svg:width="25.199cm" svg:height="5.413cm" svg:x="1.4cm" svg:y="0.962cm" presentation:class="title">
          <draw:text-box>
            <text:p text:style-name="P1">Really impress teacher</text:p>
          </draw:text-box>
        </draw:frame>
        <draw:frame presentation:style-name="pr2" draw:text-style-name="P1" draw:layer="layout" svg:width="25.199cm" svg:height="11.523cm" svg:x="1.4cm" svg:y="7.125cm" presentation:class="subtitle">
          <draw:text-box>
            <text:p text:style-name="P1">Make it easy to hack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simpletemplate" presentation:presentation-page-layout-name="AL1T0">
        <draw:frame presentation:style-name="pr5" draw:text-style-name="P1" draw:layer="layout" svg:width="25.199cm" svg:height="5.413cm" svg:x="1.4cm" svg:y="0.962cm" presentation:class="title">
          <draw:text-box>
            <text:p text:style-name="P1">Hacker's ctypes<text:line-break/>(old school)</text:p>
          </draw:text-box>
        </draw:frame>
        <draw:frame presentation:style-name="pr2" draw:text-style-name="P3" draw:layer="layout" svg:width="25.199cm" svg:height="11.523cm" svg:x="1.4cm" svg:y="7.125cm" presentation:class="subtitle">
          <draw:text-box>
            <text:p text:style-name="P3">import ctypes, ctypes.util</text:p>
            <text:p text:style-name="P3">ctypes.cdll.LoadLibrary(</text:p>
            <text:p text:style-name="P3"><text:tab/>ctypes.util.find_library( 'glibc' )</text:p>
            <text:p text:style-name="P3">)</text:p>
            <text:p text:style-name="P3">r = base.printf( 'Hello World %i\n', 44 )</text:p>
            <text:p text:style-name="P3">Hello World 44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simpletemplate" presentation:presentation-page-layout-name="AL1T0">
        <draw:frame presentation:style-name="pr5" draw:text-style-name="P1" draw:layer="layout" svg:width="25.199cm" svg:height="5.413cm" svg:x="1.4cm" svg:y="0.962cm" presentation:class="title">
          <draw:text-box>
            <text:p text:style-name="P1">Yawn</text:p>
          </draw:text-box>
        </draw:frame>
        <draw:frame presentation:style-name="pr2" draw:text-style-name="P1" draw:layer="layout" svg:width="25.199cm" svg:height="11.523cm" svg:x="1.4cm" svg:y="7.125cm" presentation:class="subtitle">
          <draw:text-box>
            <text:p text:style-name="P1">In an pretty “cool” sort of way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simpletemplate" presentation:presentation-page-layout-name="AL1T0">
        <draw:frame presentation:style-name="pr5" draw:text-style-name="P1" draw:layer="layout" svg:width="25.199cm" svg:height="5.413cm" svg:x="1.4cm" svg:y="0.962cm" presentation:class="title">
          <draw:text-box>
            <text:p text:style-name="P1">That is <text:span text:style-name="T3">so</text:span> 2004</text:p>
          </draw:text-box>
        </draw:frame>
        <draw:frame presentation:style-name="pr2" draw:text-style-name="P1" draw:layer="layout" svg:width="25.199cm" svg:height="11.523cm" svg:x="1.4cm" svg:y="7.125cm" presentation:class="subtitle">
          <draw:text-box>
            <text:p text:style-name="P1">Just a hacker's toy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simpletemplate" presentation:presentation-page-layout-name="AL1T0">
        <draw:frame presentation:style-name="pr1" draw:text-style-name="P1" draw:layer="layout" svg:width="25.199cm" svg:height="5.664cm" svg:x="1.4cm" svg:y="0.837cm" presentation:class="title">
          <draw:text-box>
            <text:p text:style-name="P1">What wxAppBar was</text:p>
          </draw:text-box>
        </draw:frame>
        <draw:frame presentation:style-name="pr2" draw:text-style-name="P1" draw:layer="layout" svg:width="25.199cm" svg:height="11.523cm" svg:x="1.4cm" svg:y="7.125cm" presentation:class="subtitle">
          <draw:text-box>
            <text:p text:style-name="P1">Add “task bar” functionality to wxPython</text:p>
            <text:p text:style-name="P1"/>
            <text:p text:style-name="P1">205 lines of “bridge” code</text:p>
            <text:p text:style-name="P1"/>
            <text:p text:style-name="P1">No C extension</text:p>
            <text:p text:style-name="P1"/>
            <text:p text:style-name="P1">Hand coded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simpletemplate" presentation:presentation-page-layout-name="AL1T0">
        <draw:frame presentation:style-name="pr5" draw:text-style-name="P1" draw:layer="layout" svg:width="25.199cm" svg:height="5.413cm" svg:x="1.4cm" svg:y="0.962cm" presentation:class="title">
          <draw:text-box>
            <text:p text:style-name="P1">Um, we <text:span text:style-name="T4">said</text:span> “Yawn”</text:p>
          </draw:text-box>
        </draw:frame>
        <draw:frame presentation:style-name="pr2" draw:text-style-name="P1" draw:layer="layout" svg:width="25.199cm" svg:height="11.523cm" svg:x="1.4cm" svg:y="7.125cm" presentation:class="subtitle">
          <draw:text-box>
            <text:p text:style-name="P1">Hacker's backwater for years</text:p>
            <text:p text:style-name="P1"/>
            <text:p text:style-name="P1">No-one really cared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simpletemplate" presentation:presentation-page-layout-name="AL1T0">
        <draw:frame presentation:style-name="pr5" draw:text-style-name="P1" draw:layer="layout" svg:width="25.199cm" svg:height="5.413cm" svg:x="1.4cm" svg:y="0.962cm" presentation:class="title">
          <draw:text-box>
            <text:p text:style-name="P1">What's different?</text:p>
          </draw:text-box>
        </draw:frame>
        <draw:frame presentation:style-name="pr2" draw:text-style-name="P1" draw:layer="layout" svg:width="25.199cm" svg:height="11.523cm" svg:x="1.4cm" svg:y="7.125cm" presentation:class="subtitle">
          <draw:text-box>
            <text:p text:style-name="P1">Standard library inclusion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simpletemplate" presentation:presentation-page-layout-name="AL1T0">
        <draw:frame presentation:style-name="pr5" draw:text-style-name="P1" draw:layer="layout" svg:width="25.199cm" svg:height="5.413cm" svg:x="1.4cm" svg:y="0.962cm" presentation:class="title">
          <draw:text-box>
            <text:p text:style-name="P1">What's different?</text:p>
          </draw:text-box>
        </draw:frame>
        <draw:frame presentation:style-name="pr2" draw:text-style-name="P1" draw:layer="layout" svg:width="25.199cm" svg:height="11.523cm" svg:x="1.4cm" svg:y="7.125cm" presentation:class="subtitle">
          <draw:text-box>
            <text:p text:style-name="P1">Automated code gener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simpletemplate" presentation:presentation-page-layout-name="AL1T0">
        <draw:frame presentation:style-name="pr5" draw:text-style-name="P1" draw:layer="layout" svg:width="25.199cm" svg:height="5.413cm" svg:x="1.4cm" svg:y="0.962cm" presentation:class="title">
          <draw:text-box>
            <text:p text:style-name="P1">What's different?</text:p>
          </draw:text-box>
        </draw:frame>
        <draw:frame presentation:style-name="pr2" draw:text-style-name="P1" draw:layer="layout" svg:width="25.199cm" svg:height="11.523cm" svg:x="1.4cm" svg:y="7.125cm" presentation:class="subtitle">
          <draw:text-box>
            <text:p text:style-name="P1">PyPy support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simpletemplate" presentation:presentation-page-layout-name="AL1T0">
        <draw:frame presentation:style-name="pr5" draw:text-style-name="P1" draw:layer="layout" svg:width="25.199cm" svg:height="5.413cm" svg:x="1.4cm" svg:y="0.962cm" presentation:class="title">
          <draw:text-box>
            <text:p text:style-name="P1">What's different?</text:p>
          </draw:text-box>
        </draw:frame>
        <draw:frame presentation:style-name="pr2" draw:text-style-name="P1" draw:layer="layout" svg:width="25.199cm" svg:height="11.523cm" svg:x="1.4cm" svg:y="7.125cm" presentation:class="subtitle">
          <draw:text-box>
            <text:p text:style-name="P1">Numpy Support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simpletemplate" presentation:presentation-page-layout-name="AL1T0">
        <draw:frame presentation:style-name="pr5" draw:text-style-name="P1" draw:layer="layout" svg:width="25.199cm" svg:height="5.413cm" svg:x="1.4cm" svg:y="0.962cm" presentation:class="title">
          <draw:text-box>
            <text:p text:style-name="P1">What's different?</text:p>
          </draw:text-box>
        </draw:frame>
        <draw:frame presentation:style-name="pr2" draw:text-style-name="P1" draw:layer="layout" svg:width="25.199cm" svg:height="11.523cm" svg:x="1.4cm" svg:y="7.125cm" presentation:class="subtitle">
          <draw:text-box>
            <text:p text:style-name="P1">Bigger projects possible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simpletemplate" presentation:presentation-page-layout-name="AL1T0">
        <draw:frame presentation:style-name="pr5" draw:layer="layout" svg:width="25.199cm" svg:height="5.413cm" svg:x="1.4cm" svg:y="0.962cm" presentation:class="title">
          <draw:text-box>
            <text:p text:style-name="P1">Bigger, you say?</text:p>
          </draw:text-box>
        </draw:frame>
        <draw:frame presentation:style-name="pr2" draw:layer="layout" svg:width="25.199cm" svg:height="11.523cm" svg:x="1.4cm" svg:y="7.125cm" presentation:class="subtitle">
          <draw:text-box>
            <text:p text:style-name="P1">Comtypes</text:p>
            <text:p text:style-name="P1"/>
            <text:p text:style-name="P1">Pygame-ctypes</text:p>
            <text:p text:style-name="P1"/>
            <text:p text:style-name="P1">Pyglet</text:p>
            <text:p text:style-name="P1"/>
            <text:p text:style-name="P1">PyOpenGL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simpletemplate" presentation:presentation-page-layout-name="AL1T0">
        <draw:frame presentation:style-name="pr5" draw:text-style-name="P1" draw:layer="layout" svg:width="25.199cm" svg:height="5.413cm" svg:x="1.4cm" svg:y="0.962cm" presentation:class="title">
          <draw:text-box>
            <text:p text:style-name="P1">PyOpenGL Scale</text:p>
          </draw:text-box>
        </draw:frame>
        <draw:frame presentation:style-name="pr2" draw:text-style-name="P1" draw:layer="layout" svg:width="25.199cm" svg:height="11.523cm" svg:x="1.4cm" svg:y="7.125cm" presentation:class="subtitle">
          <draw:text-box>
            <text:p text:style-name="P1">2189 C functions</text:p>
            <text:p text:style-name="P1"/>
            <text:p text:style-name="P1">3475 constant definitions</text:p>
            <text:p text:style-name="P1"/>
            <text:p text:style-name="P1">262 extension modules</text:p>
            <text:p text:style-name="P1"/>
            <text:p text:style-name="P1">6 possible core versions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simpletemplate" presentation:presentation-page-layout-name="AL1T0">
        <draw:frame presentation:style-name="pr5" draw:text-style-name="P1" draw:layer="layout" svg:width="25.199cm" svg:height="5.413cm" svg:x="1.4cm" svg:y="0.962cm" presentation:class="title">
          <draw:text-box>
            <text:p text:style-name="P1">Where we came from</text:p>
          </draw:text-box>
        </draw:frame>
        <draw:frame presentation:style-name="pr2" draw:text-style-name="P1" draw:layer="layout" svg:width="25.199cm" svg:height="11.523cm" svg:x="1.4cm" svg:y="7.125cm" presentation:class="subtitle">
          <draw:text-box>
            <text:p text:style-name="P1">1.x Manual Wrapping</text:p>
            <text:p text:style-name="P1"/>
            <text:p text:style-name="P1">2.x SWIG Wrapping with custom distutils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simpletemplate" presentation:presentation-page-layout-name="AL1T0">
        <draw:frame presentation:style-name="pr5" draw:text-style-name="P1" draw:layer="layout" svg:width="25.199cm" svg:height="5.413cm" svg:x="1.4cm" svg:y="0.962cm" presentation:class="title">
          <draw:text-box>
            <text:p text:style-name="P1">Really</text:p>
          </draw:text-box>
        </draw:frame>
        <draw:frame presentation:style-name="pr2" draw:text-style-name="P1" draw:layer="layout" svg:width="25.199cm" svg:height="11.523cm" svg:x="1.4cm" svg:y="7.125cm" presentation:class="subtitle">
          <draw:text-box>
            <text:p text:style-name="P1">No one wants to code in C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simpletemplate" presentation:presentation-page-layout-name="AL1T0">
        <draw:frame presentation:style-name="pr5" draw:text-style-name="P1" draw:layer="layout" svg:width="25.199cm" svg:height="5.413cm" svg:x="1.4cm" svg:y="0.962cm" presentation:class="title">
          <draw:text-box>
            <text:p text:style-name="P1">C compilation problems</text:p>
          </draw:text-box>
        </draw:frame>
        <draw:frame presentation:style-name="pr2" draw:text-style-name="P1" draw:layer="layout" svg:width="25.199cm" svg:height="11.523cm" svg:x="1.4cm" svg:y="7.125cm" presentation:class="subtitle">
          <draw:text-box>
            <text:p text:style-name="P1">Complex build process</text:p>
            <text:p text:style-name="P1"/>
            <text:p text:style-name="P1">Edit/compile/run cycle of 20 minutes+</text:p>
            <text:p text:style-name="P1"/>
            <text:p text:style-name="P1">No compiler on some platform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simpletemplate" presentation:presentation-page-layout-name="AL1T0">
        <draw:frame presentation:style-name="pr5" draw:text-style-name="P1" draw:layer="layout" svg:width="25.199cm" svg:height="5.413cm" svg:x="1.4cm" svg:y="0.962cm" presentation:class="title">
          <draw:text-box>
            <text:p text:style-name="P1">Macro headaches</text:p>
          </draw:text-box>
        </draw:frame>
        <draw:frame presentation:style-name="pr2" draw:text-style-name="P1" draw:layer="layout" svg:width="25.199cm" svg:height="11.523cm" svg:x="1.4cm" svg:y="7.125cm" presentation:class="subtitle">
          <draw:text-box>
            <text:p text:style-name="P1">3 or 4 levels of macro expansion</text:p>
            <text:p text:style-name="P1"/>
            <text:p text:style-name="P1">Extremely difficult to figure out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simpletemplate" presentation:presentation-page-layout-name="AL1T0">
        <draw:frame presentation:style-name="pr5" draw:text-style-name="P1" draw:layer="layout" svg:width="25.199cm" svg:height="5.413cm" svg:x="1.4cm" svg:y="0.962cm" presentation:class="title">
          <draw:text-box>
            <text:p text:style-name="P1">Developer fatigue</text:p>
          </draw:text-box>
        </draw:frame>
        <draw:frame presentation:style-name="pr2" draw:text-style-name="P1" draw:layer="layout" svg:width="25.199cm" svg:height="11.523cm" svg:x="1.4cm" svg:y="7.125cm" presentation:class="subtitle">
          <draw:text-box>
            <text:p text:style-name="P1">No one wanted to do the day-to-day stuff</text:p>
            <text:p text:style-name="P1"/>
            <text:p text:style-name="P1">Because it was such a pain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simpletemplate" presentation:presentation-page-layout-name="AL1T0">
        <draw:frame presentation:style-name="pr5" draw:text-style-name="P1" draw:layer="layout" svg:width="25.199cm" svg:height="5.413cm" svg:x="1.4cm" svg:y="0.962cm" presentation:class="title">
          <draw:text-box>
            <text:p text:style-name="P1">No one joined</text:p>
          </draw:text-box>
        </draw:frame>
        <draw:frame presentation:style-name="pr2" draw:text-style-name="P1" draw:layer="layout" svg:width="25.199cm" svg:height="11.523cm" svg:x="1.4cm" svg:y="7.125cm" presentation:class="subtitle">
          <draw:text-box>
            <text:p text:style-name="P1">Figuring out how to start was way too hard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simpletemplate" presentation:presentation-page-layout-name="AL1T0">
        <draw:frame presentation:style-name="pr5" draw:text-style-name="P1" draw:layer="layout" svg:width="25.199cm" svg:height="5.413cm" svg:x="1.4cm" svg:y="0.962cm" presentation:class="title">
          <draw:text-box>
            <text:p text:style-name="P1">So I was going to dump PyOpenGL</text:p>
          </draw:text-box>
        </draw:frame>
        <draw:frame presentation:style-name="pr2" draw:text-style-name="P1" draw:layer="layout" svg:width="25.199cm" svg:height="11.523cm" svg:x="1.4cm" svg:y="7.125cm" presentation:class="subtitle">
          <draw:text-box>
            <text:p text:style-name="P1">Wasn't enough fun to spend my free time on it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simpletemplate" presentation:presentation-page-layout-name="AL1T0">
        <draw:frame presentation:style-name="pr1" draw:text-style-name="P1" draw:layer="layout" svg:width="25.199cm" svg:height="5.664cm" svg:x="1.4cm" svg:y="0.837cm" presentation:class="title">
          <draw:text-box>
            <text:p text:style-name="P1">Won't someone think of the users?</text:p>
          </draw:text-box>
        </draw:frame>
        <draw:frame presentation:style-name="pr2" draw:text-style-name="P1" draw:layer="layout" svg:width="25.199cm" svg:height="11.523cm" svg:x="1.4cm" svg:y="7.125cm" presentation:class="subtitle">
          <draw:text-box>
            <text:p text:style-name="P1">80+ downloads a day</text:p>
            <text:p text:style-name="P1">(outside the distributions or applications)</text:p>
            <text:p text:style-name="P1"/>
            <text:p text:style-name="P1">Hundreds, maybe thousands of applications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simpletemplate" presentation:presentation-page-layout-name="AL2T19">
        <draw:frame presentation:style-name="pr1" draw:text-style-name="P1" draw:layer="layout" svg:width="25.199cm" svg:height="5.664cm" svg:x="1.4cm" svg:y="0.837cm" presentation:class="title">
          <draw:text-box>
            <text:p text:style-name="P1">We should try ctypes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simpletemplate" presentation:presentation-page-layout-name="AL1T0">
        <draw:frame presentation:style-name="pr5" draw:text-style-name="P1" draw:layer="layout" svg:width="25.199cm" svg:height="5.413cm" svg:x="1.4cm" svg:y="0.962cm" presentation:class="title">
          <draw:text-box>
            <text:p text:style-name="P1">First tests</text:p>
          </draw:text-box>
        </draw:frame>
        <draw:frame presentation:style-name="pr2" draw:text-style-name="P1" draw:layer="layout" svg:width="25.199cm" svg:height="11.523cm" svg:x="1.4cm" svg:y="7.125cm" presentation:class="subtitle">
          <draw:text-box>
            <text:p text:style-name="P1">Could create C-like API easily </text:p>
            <text:p text:style-name="P1">with auto-gener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simpletemplate" presentation:presentation-page-layout-name="AL2T19">
        <draw:frame presentation:style-name="pr1" draw:text-style-name="P1" draw:layer="layout" svg:width="25.199cm" svg:height="5.664cm" svg:x="1.4cm" svg:y="0.837cm" presentation:class="title">
          <draw:text-box>
            <text:p text:style-name="P1">But it wasn't compatible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simpletemplate" presentation:presentation-page-layout-name="AL1T0">
        <draw:frame presentation:style-name="pr5" draw:text-style-name="P1" draw:layer="layout" svg:width="25.199cm" svg:height="5.413cm" svg:x="1.4cm" svg:y="0.962cm" presentation:class="title">
          <draw:text-box>
            <text:p text:style-name="P1">The goal</text:p>
          </draw:text-box>
        </draw:frame>
        <draw:frame presentation:style-name="pr2" draw:text-style-name="P1" draw:layer="layout" svg:width="25.199cm" svg:height="11.523cm" svg:x="1.4cm" svg:y="7.125cm" presentation:class="subtitle">
          <draw:text-box>
            <text:p text:style-name="P1">Fully compatible with PyOpenGL 2.x</text:p>
            <text:p text:style-name="P1">(reasonably compatible)</text:p>
            <text:p text:style-name="P1"/>
            <text:p text:style-name="P1">With half a dozen new fixes/features</text:p>
            <text:p text:style-name="P1"/>
            <text:p text:style-name="P1">Full extension coverage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simpletemplate" presentation:presentation-page-layout-name="AL1T0">
        <draw:frame presentation:style-name="pr5" draw:text-style-name="P1" draw:layer="layout" svg:width="25.199cm" svg:height="5.413cm" svg:x="1.4cm" svg:y="0.962cm" presentation:class="title">
          <draw:text-box>
            <text:p text:style-name="P1">A few bugs early on</text:p>
          </draw:text-box>
        </draw:frame>
        <draw:frame presentation:style-name="pr2" draw:text-style-name="P1" draw:layer="layout" svg:width="25.199cm" svg:height="11.523cm" svg:x="1.4cm" svg:y="7.125cm" presentation:class="subtitle">
          <draw:text-box>
            <text:p text:style-name="P1">AMD64 platform issues, mostly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simpletemplate" presentation:presentation-page-layout-name="AL1T0">
        <draw:frame presentation:style-name="pr5" draw:text-style-name="P1" draw:layer="layout" svg:width="25.199cm" svg:height="5.413cm" svg:x="1.4cm" svg:y="0.962cm" presentation:class="title">
          <draw:text-box>
            <text:p text:style-name="P1">But we could make it work</text:p>
          </draw:text-box>
        </draw:frame>
        <draw:frame presentation:style-name="pr2" draw:text-style-name="P1" draw:layer="layout" svg:width="25.199cm" svg:height="11.523cm" svg:x="1.4cm" svg:y="7.125cm" presentation:class="subtitle">
          <draw:text-box>
            <text:p text:style-name="P1">So we did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simpletemplate" presentation:presentation-page-layout-name="AL1T0">
        <draw:frame presentation:style-name="pr5" draw:text-style-name="P1" draw:layer="layout" svg:width="25.199cm" svg:height="5.413cm" svg:x="1.4cm" svg:y="0.962cm" presentation:class="title">
          <draw:text-box>
            <text:p text:style-name="P1">Array handling</text:p>
          </draw:text-box>
        </draw:frame>
        <draw:frame presentation:style-name="pr2" draw:text-style-name="P1" draw:layer="layout" svg:width="25.199cm" svg:height="11.523cm" svg:x="1.4cm" svg:y="7.125cm" presentation:class="subtitle">
          <draw:text-box>
            <text:p text:style-name="P1">3 different array systems (now pluggable)</text:p>
            <text:p text:style-name="P1"/>
            <text:p text:style-name="P1">Fairly trivial, it turns out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simpletemplate" presentation:presentation-page-layout-name="AL1T0">
        <draw:frame presentation:style-name="pr5" draw:text-style-name="P1" draw:layer="layout" svg:width="25.199cm" svg:height="5.413cm" svg:x="1.4cm" svg:y="0.962cm" presentation:class="title">
          <draw:text-box>
            <text:p text:style-name="P1">No high-level automation</text:p>
          </draw:text-box>
        </draw:frame>
        <draw:frame presentation:style-name="pr2" draw:text-style-name="P1" draw:layer="layout" svg:width="25.199cm" svg:height="11.523cm" svg:x="1.4cm" svg:y="7.125cm" presentation:class="subtitle">
          <draw:text-box>
            <text:p text:style-name="P1">No automated type/name matching</text:p>
            <text:p text:style-name="P1"/>
            <text:p text:style-name="P1">(yay, wrote it in Python)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simpletemplate" presentation:presentation-page-layout-name="AL1T0">
        <draw:frame presentation:style-name="pr5" draw:text-style-name="P1" draw:layer="layout" svg:width="25.199cm" svg:height="5.413cm" svg:x="1.4cm" svg:y="0.962cm" presentation:class="title">
          <draw:text-box>
            <text:p text:style-name="P1">Library loading</text:p>
          </draw:text-box>
        </draw:frame>
        <draw:frame presentation:style-name="pr2" draw:text-style-name="P1" draw:layer="layout" svg:width="25.199cm" svg:height="11.523cm" svg:x="1.4cm" svg:y="7.125cm" presentation:class="subtitle">
          <draw:text-box>
            <text:p text:style-name="P1">Platform specific (no big deal)</text:p>
            <text:p text:style-name="P1"/>
            <text:p text:style-name="P1">Needs to be available (hmm)</text:p>
            <text:p text:style-name="P1">Needs to be dynamic library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simpletemplate" presentation:presentation-page-layout-name="AL1T0">
        <draw:frame presentation:style-name="pr5" draw:text-style-name="P1" draw:layer="layout" svg:width="25.199cm" svg:height="5.413cm" svg:x="1.4cm" svg:y="0.962cm" presentation:class="title">
          <draw:text-box>
            <text:p text:style-name="P1">No C++</text:p>
          </draw:text-box>
        </draw:frame>
        <draw:frame presentation:style-name="pr2" draw:text-style-name="P1" draw:layer="layout" svg:width="25.199cm" svg:height="11.523cm" svg:x="1.4cm" svg:y="7.125cm" presentation:class="subtitle">
          <draw:text-box>
            <text:p text:style-name="P1">We don't care, others will</text:p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simpletemplate" presentation:presentation-page-layout-name="AL1T0">
        <draw:frame presentation:style-name="pr5" draw:text-style-name="P1" draw:layer="layout" svg:width="25.199cm" svg:height="5.413cm" svg:x="1.4cm" svg:y="0.962cm" presentation:class="title">
          <draw:text-box>
            <text:p text:style-name="P1">Macro problems</text:p>
          </draw:text-box>
        </draw:frame>
        <draw:frame presentation:style-name="pr2" draw:text-style-name="P1" draw:layer="layout" svg:width="25.199cm" svg:height="11.523cm" svg:x="1.4cm" svg:y="7.125cm" presentation:class="subtitle">
          <draw:text-box>
            <text:p text:style-name="P1">We don't have a lot of them</text:p>
            <text:p text:style-name="P1"/>
            <text:p text:style-name="P1">Just hacked around them in Python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simpletemplate" presentation:presentation-page-layout-name="AL1T0">
        <draw:frame presentation:style-name="pr5" draw:text-style-name="P1" draw:layer="layout" svg:width="25.199cm" svg:height="5.413cm" svg:x="1.4cm" svg:y="0.962cm" presentation:class="title">
          <draw:text-box>
            <text:p text:style-name="P1">Speed problems</text:p>
          </draw:text-box>
        </draw:frame>
        <draw:frame presentation:style-name="pr2" draw:text-style-name="P1" draw:layer="layout" svg:width="25.199cm" svg:height="11.523cm" svg:x="1.4cm" svg:y="7.125cm" presentation:class="subtitle">
          <draw:text-box>
            <text:p text:style-name="P1">2-5x slower</text:p>
            <text:p text:style-name="P1"/>
            <text:p text:style-name="P1">Delicious irony of slowing down to speed up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simpletemplate" presentation:presentation-page-layout-name="AL1T0">
        <draw:frame presentation:style-name="pr5" draw:text-style-name="P1" draw:layer="layout" svg:width="25.199cm" svg:height="5.413cm" svg:x="1.4cm" svg:y="0.962cm" presentation:class="title">
          <draw:text-box>
            <text:p text:style-name="P1">Documentation</text:p>
          </draw:text-box>
        </draw:frame>
        <draw:frame presentation:style-name="pr2" draw:text-style-name="P1" draw:layer="layout" svg:width="25.199cm" svg:height="11.523cm" svg:x="1.4cm" svg:y="7.125cm" presentation:class="subtitle">
          <draw:text-box>
            <text:p text:style-name="P1">Not as extensive as you'd want</text:p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simpletemplate" presentation:presentation-page-layout-name="AL2T19">
        <draw:frame presentation:style-name="pr1" draw:text-style-name="P1" draw:layer="layout" svg:width="25.199cm" svg:height="5.664cm" svg:x="1.4cm" svg:y="0.837cm" presentation:class="title">
          <draw:text-box>
            <text:p text:style-name="P1">What we got</text:p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simpletemplate" presentation:presentation-page-layout-name="AL1T0">
        <draw:frame presentation:style-name="pr5" draw:text-style-name="P1" draw:layer="layout" svg:width="25.199cm" svg:height="5.413cm" svg:x="1.4cm" svg:y="0.962cm" presentation:class="title">
          <draw:text-box>
            <text:p text:style-name="P1">No C coding</text:p>
          </draw:text-box>
        </draw:frame>
        <draw:frame presentation:style-name="pr2" draw:text-style-name="P1" draw:layer="layout" svg:width="25.199cm" svg:height="11.523cm" svg:x="1.4cm" svg:y="7.125cm" presentation:class="subtitle">
          <draw:text-box>
            <text:p text:style-name="P1">No one wants to code in C</text:p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simpletemplate" presentation:presentation-page-layout-name="AL1T0">
        <draw:frame presentation:style-name="pr5" draw:text-style-name="P1" draw:layer="layout" svg:width="25.199cm" svg:height="5.413cm" svg:x="1.4cm" svg:y="0.962cm" presentation:class="title">
          <draw:text-box>
            <text:p text:style-name="P1">Easier to build</text:p>
          </draw:text-box>
        </draw:frame>
        <draw:frame presentation:style-name="pr2" draw:text-style-name="P1" draw:layer="layout" svg:width="25.199cm" svg:height="11.523cm" svg:x="1.4cm" svg:y="7.125cm" presentation:class="subtitle">
          <draw:text-box>
            <text:p text:style-name="P1">(do nothing)</text:p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simpletemplate" presentation:presentation-page-layout-name="AL1T0">
        <draw:frame presentation:style-name="pr5" draw:text-style-name="P1" draw:layer="layout" svg:width="25.199cm" svg:height="5.413cm" svg:x="1.4cm" svg:y="0.962cm" presentation:class="title">
          <draw:text-box>
            <text:p text:style-name="P1">Easier to develop</text:p>
          </draw:text-box>
        </draw:frame>
        <draw:frame presentation:style-name="pr2" draw:text-style-name="P1" draw:layer="layout" svg:width="25.199cm" svg:height="11.523cm" svg:x="1.4cm" svg:y="7.125cm" presentation:class="subtitle">
          <draw:text-box>
            <text:p text:style-name="P1">Developer's “hacks” integrate easily</text:p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simpletemplate" presentation:presentation-page-layout-name="AL1T0">
        <draw:frame presentation:style-name="pr5" draw:layer="layout" svg:width="25.199cm" svg:height="5.413cm" svg:x="1.4cm" svg:y="0.962cm" presentation:class="title">
          <draw:text-box>
            <text:p text:style-name="P1">Easier to debug</text:p>
          </draw:text-box>
        </draw:frame>
        <draw:frame presentation:style-name="pr2" draw:layer="layout" svg:width="25.199cm" svg:height="11.523cm" svg:x="1.4cm" svg:y="7.125cm" presentation:class="subtitle">
          <draw:text-box>
            <text:p text:style-name="P1">Walk through the whole wrapping process</text:p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simpletemplate" presentation:presentation-page-layout-name="AL1T0">
        <draw:frame presentation:style-name="pr5" draw:text-style-name="P1" draw:layer="layout" svg:width="25.199cm" svg:height="5.413cm" svg:x="1.4cm" svg:y="0.962cm" presentation:class="title">
          <draw:text-box>
            <text:p text:style-name="P1">Lower barrier to entry</text:p>
          </draw:text-box>
        </draw:frame>
        <draw:frame presentation:style-name="pr2" draw:text-style-name="P1" draw:layer="layout" svg:width="25.199cm" svg:height="11.523cm" svg:x="1.4cm" svg:y="7.125cm" presentation:class="subtitle">
          <draw:text-box>
            <text:p text:style-name="P1">Hack from day one</text:p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simpletemplate" presentation:presentation-page-layout-name="AL1T0">
        <draw:frame presentation:style-name="pr5" draw:layer="layout" svg:width="25.199cm" svg:height="5.413cm" svg:x="1.4cm" svg:y="0.962cm" presentation:class="title">
          <draw:text-box>
            <text:p text:style-name="P1">New features</text:p>
          </draw:text-box>
        </draw:frame>
        <draw:frame presentation:style-name="pr2" draw:layer="layout" svg:width="25.199cm" svg:height="11.523cm" svg:x="1.4cm" svg:y="7.125cm" presentation:class="subtitle">
          <draw:text-box>
            <text:p text:style-name="P1">Pluggable data-format support</text:p>
            <text:p text:style-name="P1"/>
            <text:p text:style-name="P1">Optional logged oper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simpletemplate" presentation:presentation-page-layout-name="AL1T0">
        <draw:frame presentation:style-name="pr5" draw:layer="layout" svg:width="25.199cm" svg:height="5.413cm" svg:x="1.4cm" svg:y="0.962cm" presentation:class="title">
          <draw:text-box>
            <text:p text:style-name="P1">Compatible</text:p>
          </draw:text-box>
        </draw:frame>
        <draw:frame presentation:style-name="pr2" draw:layer="layout" svg:width="25.199cm" svg:height="11.523cm" svg:x="1.4cm" svg:y="7.125cm" presentation:class="subtitle">
          <draw:text-box>
            <text:p text:style-name="P1">Some users don't even realise it's a new technology, it's just “3.0”</text:p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simpletemplate" presentation:presentation-page-layout-name="AL1T0">
        <draw:frame presentation:style-name="pr5" draw:text-style-name="P1" draw:layer="layout" svg:width="25.199cm" svg:height="5.413cm" svg:x="1.4cm" svg:y="0.962cm" presentation:class="title">
          <draw:text-box>
            <text:p text:style-name="P1">More coverage</text:p>
          </draw:text-box>
        </draw:frame>
        <draw:frame presentation:style-name="pr2" draw:text-style-name="P1" draw:layer="layout" svg:width="25.199cm" svg:height="11.523cm" svg:x="1.4cm" svg:y="7.125cm" presentation:class="subtitle">
          <draw:text-box>
            <text:p text:style-name="P1">Core library 1.3 through 2.0 (automatic)</text:p>
            <text:p text:style-name="P1"/>
            <text:p text:style-name="P1">All registered extensions</text:p>
            <text:p text:style-name="P1"/>
            <text:p text:style-name="P1">Silly little regex script creates them</text:p>
            <text:p text:style-name="P1">(Pyglet guys have a <text:line-break/>more advanced wrapper)</text:p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simpletemplate" presentation:presentation-page-layout-name="AL1T0">
        <office:forms form:automatic-focus="false" form:apply-design-mode="false"/>
        <draw:frame presentation:style-name="pr5" draw:text-style-name="P1" draw:layer="layout" svg:width="25.199cm" svg:height="5.413cm" svg:x="1.4cm" svg:y="0.962cm" presentation:class="title">
          <draw:text-box>
            <text:p text:style-name="P1">We're future-facing again</text:p>
          </draw:text-box>
        </draw:frame>
        <draw:frame presentation:style-name="pr2" draw:text-style-name="P1" draw:layer="layout" svg:width="25.199cm" svg:height="11.523cm" svg:x="1.4cm" svg:y="7.125cm" presentation:class="subtitle">
          <draw:text-box>
            <text:p text:style-name="P1">Type inferencing ready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6" presentation:class="page"/>
          <draw:frame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simpletemplate" presentation:presentation-page-layout-name="AL1T0">
        <office:forms form:automatic-focus="false" form:apply-design-mode="false"/>
        <draw:frame presentation:style-name="pr5" draw:text-style-name="P1" draw:layer="layout" svg:width="25.199cm" svg:height="5.413cm" svg:x="1.4cm" svg:y="0.962cm" presentation:class="title">
          <draw:text-box>
            <text:p text:style-name="P1">We're future-facing again</text:p>
          </draw:text-box>
        </draw:frame>
        <draw:frame presentation:style-name="pr2" draw:text-style-name="P1" draw:layer="layout" svg:width="25.199cm" svg:height="11.523cm" svg:x="1.4cm" svg:y="7.125cm" presentation:class="subtitle">
          <draw:text-box>
            <text:p text:style-name="P1">PyPy ready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7" presentation:class="page"/>
          <draw:frame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simpletemplate" presentation:presentation-page-layout-name="AL1T0">
        <office:forms form:automatic-focus="false" form:apply-design-mode="false"/>
        <draw:frame presentation:style-name="pr5" draw:text-style-name="P1" draw:layer="layout" svg:width="25.199cm" svg:height="5.413cm" svg:x="1.4cm" svg:y="0.962cm" presentation:class="title">
          <draw:text-box>
            <text:p text:style-name="P1">We're future-facing again</text:p>
          </draw:text-box>
        </draw:frame>
        <draw:frame presentation:style-name="pr2" draw:text-style-name="P1" draw:layer="layout" svg:width="25.199cm" svg:height="11.523cm" svg:x="1.4cm" svg:y="7.125cm" presentation:class="subtitle">
          <draw:text-box>
            <text:p text:style-name="P1">Numpy compatible</text:p>
            <text:p text:style-name="P1"/>
            <text:p text:style-name="P1">(pluggable data-types throughout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8" presentation:class="page"/>
          <draw:frame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simpletemplate" presentation:presentation-page-layout-name="AL1T0">
        <draw:frame presentation:style-name="pr5" draw:text-style-name="P1" draw:layer="layout" svg:width="25.199cm" svg:height="5.413cm" svg:x="1.4cm" svg:y="0.962cm" presentation:class="title">
          <draw:text-box>
            <text:p text:style-name="P1">I'm motivated again</text:p>
          </draw:text-box>
        </draw:frame>
        <draw:frame presentation:style-name="pr2" draw:text-style-name="P1" draw:layer="layout" svg:width="25.199cm" svg:height="11.523cm" svg:x="1.4cm" svg:y="7.125cm" presentation:class="subtitle">
          <draw:text-box>
            <text:p text:style-name="P1">Development is fun</text:p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simpletemplate" presentation:presentation-page-layout-name="AL1T0">
        <draw:frame presentation:style-name="pr5" draw:layer="layout" svg:width="25.199cm" svg:height="5.413cm" svg:x="1.4cm" svg:y="0.962cm" presentation:class="title">
          <draw:text-box>
            <text:p text:style-name="P1">Why ctypes?</text:p>
          </draw:text-box>
        </draw:frame>
        <draw:frame presentation:style-name="pr2" draw:layer="layout" svg:width="25.199cm" svg:height="11.523cm" svg:x="1.4cm" svg:y="7.125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impletemplat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'Cooper Md BT'" style:font-style-name="Regular" style:font-pitch="variable" fo:font-size="60pt" fo:font-style="normal" fo:text-shadow="none" style:text-underline-style="none" fo:font-weight="normal" style:font-family-asian="Arial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impletemplat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impletemplate-background" style:family="presentation">
      <style:graphic-properties draw:stroke="none" draw:fill="none"/>
    </style:style>
    <style:style style:name="simpletemplate-backgroundobjects" style:family="presentation">
      <style:graphic-properties draw:marker-start-width="0.1cm" draw:fill-color="#008080" draw:fill-image-width="0cm" draw:fill-image-height="0cm" draw:shadow="hidden" draw:shadow-offset-x="0.3cm" draw:shadow-offset-y="0.3cm" draw:shadow-color="#808080"/>
    </style:style>
    <style:style style:name="simpletemplat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Arial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impletemplat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Cooper Md BT'" style:font-style-name="Regular" style:font-pitch="variable" fo:font-size="40pt" fo:font-style="normal" fo:text-shadow="none" style:text-underline-style="none" fo:font-weight="normal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impletemplate-outline2" style:family="presentation" style:parent-style-name="simpletemplate-outline1">
      <style:paragraph-properties fo:margin-left="2.4cm" fo:margin-right="0cm" fo:margin-top="0cm" fo:margin-bottom="0.4cm" fo:text-indent="-0.8cm"/>
      <style:text-properties fo:font-size="36pt" style:font-size-asian="28pt" style:font-size-complex="28pt"/>
    </style:style>
    <style:style style:name="simpletemplate-outline3" style:family="presentation" style:parent-style-name="simpletemplate-outline2">
      <style:paragraph-properties fo:margin-left="3.6cm" fo:margin-right="0cm" fo:margin-top="0cm" fo:margin-bottom="0.3cm" fo:text-indent="-0.6cm"/>
      <style:text-properties fo:font-size="32pt" style:font-size-asian="24pt" style:font-size-complex="24pt"/>
    </style:style>
    <style:style style:name="simpletemplate-outline4" style:family="presentation" style:parent-style-name="simpletempla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impletemplate-outline5" style:family="presentation" style:parent-style-name="simpletempla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impletemplate-outline6" style:family="presentation" style:parent-style-name="simpletempla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impletemplate-outline7" style:family="presentation" style:parent-style-name="simpletempla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impletemplate-outline8" style:family="presentation" style:parent-style-name="simpletempla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impletemplate-outline9" style:family="presentation" style:parent-style-name="simpletempla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simpletemplate-backgroundobjects">
      <style:graphic-properties draw:fill="solid" draw:fill-color="#660066" draw:textarea-horizontal-align="center" draw:textarea-vertical-align="middle"/>
    </style:style>
    <style:style style:name="pr2" style:family="presentation" style:parent-style-name="simpletemplate-title">
      <style:graphic-properties draw:fill-color="#ffffff" draw:auto-grow-height="false" fo:min-height="3.507cm"/>
    </style:style>
    <style:style style:name="pr3" style:family="presentation" style:parent-style-name="simpletemplate-outline1">
      <style:graphic-properties draw:fill-color="#ffffff" draw:auto-grow-height="false" fo:min-height="13.86cm"/>
    </style:style>
    <style:style style:name="pr4" style:family="presentation" style:parent-style-name="simpletemplate-backgroundobjects">
      <style:graphic-properties draw:stroke="none" draw:fill="none" draw:fill-color="#ffffff" draw:auto-grow-height="false" fo:min-height="1.449cm"/>
    </style:style>
    <style:style style:name="pr5" style:family="presentation" style:parent-style-name="simpletemplate-backgroundobjects">
      <style:graphic-properties draw:stroke="none" draw:fill="none" draw:fill-color="#ffffff" draw:auto-grow-height="false" fo:min-height="1.397cm"/>
    </style:style>
    <style:style style:name="pr6" style:family="presentation" style:parent-style-name="simpletemplat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simpletemplate" style:page-layout-name="PM1" draw:style-name="dp1">
      <draw:rect presentation:style-name="pr1" draw:text-style-name="P3" draw:layer="backgroundobjects" svg:width="28cm" svg:height="6.5cm" svg:x="0cm" svg:y="0cm">
        <text:p text:style-name="P4"/>
      </draw:rect>
      <draw:frame presentation:style-name="pr2" draw:text-style-name="P4" draw:layer="backgroundobjects" svg:width="25.199cm" svg:height="5.663cm" svg:x="1.4cm" svg:y="0.837cm" presentation:class="title">
        <draw:text-box>
          <text:p text:style-name="P4">Click to edit the title text format</text:p>
        </draw:text-box>
      </draw:frame>
      <draw:frame presentation:style-name="pr3" draw:text-style-name="P5" draw:layer="backgroundobjects" svg:width="25.199cm" svg:height="11.773cm" svg:x="1.4cm" svg:y="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4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4" draw:text-style-name="P14" draw:layer="backgroundobjects" svg:width="8.875cm" svg:height="1.448cm" svg:x="9.576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4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draw:frame draw:style-name="gr3" draw:layer="backgroundobjects" svg:width="13.426cm" svg:height="0.962cm" svg:x="7.274cm" svg:y="19.7cm">
        <draw:text-box>
          <text:p text:style-name="P4">Mike C. Fletcher – VRPlumber Consulting Inc.</text:p>
        </draw:text-box>
      </draw:frame>
      <draw:frame draw:style-name="gr4" draw:text-style-name="P3" draw:layer="backgroundobjects" svg:width="5.82cm" svg:height="4.814cm" svg:x="22.187cm" svg:y="16.191cm">
        <draw:image xlink:href="Pictures/10000201000000DC000000B654690A6D.png" xlink:type="simple" xlink:show="embed" xlink:actuate="onLoad">
          <text:p text:style-name="P4"/>
        </draw:image>
      </draw:frame>
      <presentation:notes style:page-layout-name="PM2">
        <draw:page-thumbnail presentation:style-name="simpletemplate-title" draw:layer="backgroundobjects" svg:width="13.968cm" svg:height="10.476cm" svg:x="3.81cm" svg:y="2.123cm" presentation:class="page"/>
        <draw:frame presentation:style-name="simpletemplate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Linux OpenOffice.org_project/680m6$Build-9095</meta:generator>
    <meta:initial-creator>Mike Fletcher</meta:initial-creator>
    <meta:creation-date>2007-02-22T22:38:25</meta:creation-date>
    <dc:creator>Mike Fletcher</dc:creator>
    <dc:date>2007-02-23T12:49:22</dc:date>
    <dc:language>en-US</dc:language>
    <meta:editing-cycles>15</meta:editing-cycles>
    <meta:editing-duration>PT13H38M34S</meta:editing-duration>
    <meta:user-defined meta:name="Info 1"/>
    <meta:user-defined meta:name="Info 2"/>
    <meta:user-defined meta:name="Info 3"/>
    <meta:user-defined meta:name="Info 4"/>
    <meta:document-statistic meta:object-count="261"/>
  </office:meta>
</office:document-meta>
</file>